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9.91cm" fo:min-width="9.66cm" fo:padding-top="0.176cm" fo:padding-bottom="0.176cm" fo:padding-left="0.301cm" fo:padding-right="0.301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021cm" fo:min-width="0cm"/>
    </style:style>
    <style:style style:name="gr3" style:family="graphic" style:parent-style-name="objectwithoutfill">
      <style:graphic-properties draw:stroke="dash" draw:stroke-dash="_32__20_Dots_20_1_20_Dash" svg:stroke-width="0.051cm" svg:stroke-color="#6666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9.808cm" fo:min-width="9.558cm" fo:padding-top="0.176cm" fo:padding-bottom="0.176cm" fo:padding-left="0.301cm" fo:padding-right="0.301cm"/>
    </style:style>
    <style:style style:name="gr5" style:family="graphic" style:parent-style-name="objectwithoutfill">
      <style:graphic-properties draw:stroke="dash" draw:stroke-dash="_32__20_Dots_20_1_20_Dash"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0.1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381cm" svg:x="2.164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3.864cm" svg:y="2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5.364cm" svg:y="5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942cm" svg:y="3.7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381cm" svg:height="0.381cm" svg:x="8.742cm" svg:y="4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242cm" svg:y="7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2.664cm" svg:y="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4.064cm" svg:y="8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464cm" svg:y="7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464cm" svg:y="8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08cm" svg:y1="1cm" svg:x2="6.08cm" svg:y2="11.16cm">
          <text:p/>
        </draw:line>
        <draw:custom-shape draw:style-name="gr4" draw:text-style-name="P1" draw:layer="layout" svg:width="10.16cm" svg:height="10.16cm" svg:x="11.414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381cm" svg:x="12.578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4.278cm" svg:y="2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5.778cm" svg:y="5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7.356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9.156cm" svg:y="4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20.656cm" svg:y="7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381cm" svg:height="0.381cm" svg:x="13.078cm" svg:y="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4.478cm" svg:y="8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381cm" svg:height="0.381cm" svg:x="17.878cm" svg:y="7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6.878cm" svg:y="8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6.494cm" svg:y1="1cm" svg:x2="16.494cm" svg:y2="11.16cm">
          <text:p/>
        </draw:line>
        <draw:custom-shape draw:style-name="gr4" draw:text-style-name="P1" draw:layer="layout" svg:width="10.16cm" svg:height="10.16cm" svg:x="21.828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381cm" svg:x="22.992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24.692cm" svg:y="2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26.192cm" svg:y="5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27.77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29.57cm" svg:y="4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31.07cm" svg:y="7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381cm" svg:height="0.381cm" svg:x="23.492cm" svg:y="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24.892cm" svg:y="8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381cm" svg:height="0.381cm" svg:x="28.292cm" svg:y="7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27.292cm" svg:y="8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6.908cm" svg:y1="1cm" svg:x2="26.908cm" svg:y2="11.16cm">
          <text:p/>
        </draw:line>
        <draw:custom-shape draw:style-name="gr2" draw:text-style-name="P2" draw:layer="layout" svg:width="0.381cm" svg:height="0.381cm" svg:x="2.664cm" svg:y="6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464cm" svg:y="7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381cm" svg:height="0.381cm" svg:x="13.078cm" svg:y="6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381cm" svg:height="0.381cm" svg:x="18.878cm" svg:y="7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381cm" svg:height="0.381cm" svg:x="23.492cm" svg:y="6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381cm" svg:height="0.381cm" svg:x="29.292cm" svg:y="7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6.108cm" svg:y1="1cm" svg:x2="26.108cm" svg:y2="11.16cm">
          <text:p/>
        </draw:line>
        <draw:line draw:style-name="gr5" draw:text-style-name="P1" draw:layer="layout" svg:x1="27.708cm" svg:y1="1cm" svg:x2="27.708cm" svg:y2="11.16cm">
          <text:p/>
        </draw:line>
        <draw:connector draw:style-name="gr6" draw:text-style-name="P1" draw:layer="layout" draw:type="line" svg:x1="13.269cm" svg:y1="5.797cm" svg:x2="13.269cm" svg:y2="6.116cm" draw:start-shape="id1" draw:start-glue-point="8" draw:end-shape="id2" draw:end-glue-point="4" svg:d="M13269 5797v319" svg:viewBox="0 0 1 320">
          <text:p/>
        </draw:connector>
        <draw:connector draw:style-name="gr7" draw:text-style-name="P1" draw:layer="layout" draw:type="line" svg:x1="18.259cm" svg:y1="7.207cm" svg:x2="18.878cm" svg:y2="7.207cm" draw:start-shape="id3" draw:start-glue-point="10" draw:end-shape="id4" draw:end-glue-point="6" svg:d="M18259 7207h619" svg:viewBox="0 0 620 1">
          <text:p/>
        </draw:connector>
        <draw:connector draw:style-name="gr6" draw:text-style-name="P1" draw:layer="layout" draw:type="line" svg:x1="23.683cm" svg:y1="5.797cm" svg:x2="23.683cm" svg:y2="6.116cm" draw:start-shape="id5" draw:start-glue-point="8" draw:end-shape="id6" draw:end-glue-point="4" svg:d="M23683 5797v319" svg:viewBox="0 0 1 320">
          <text:p/>
        </draw:connector>
        <draw:connector draw:style-name="gr7" draw:text-style-name="P1" draw:layer="layout" draw:type="line" svg:x1="28.673cm" svg:y1="7.207cm" svg:x2="29.292cm" svg:y2="7.207cm" draw:start-shape="id7" draw:start-glue-point="10" draw:end-shape="id8" draw:end-glue-point="6" svg:d="M28673 7207h619" svg:viewBox="0 0 620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 </meta:initial-creator>
    <meta:creation-date>2016-10-16T00:00:32.778305434</meta:creation-date>
    <dc:date>2016-10-16T20:18:10.871160601</dc:date>
    <dc:creator>and </dc:creator>
    <meta:editing-duration>PT2H16M48S</meta:editing-duration>
    <meta:editing-cycles>4</meta:editing-cycles>
    <meta:generator>LibreOffice/5.0.6.2$Linux_X86_64 LibreOffice_project/00m0$Build-2</meta:generator>
    <meta:document-statistic meta:object-count="48"/>
  </office:meta>
</office:document-meta>
</file>